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004cm" fo:min-width="12.2cm"/>
    </style:style>
    <style:style style:name="gr2" style:family="graphic" style:parent-style-name="standard">
      <style:graphic-properties draw:textarea-horizontal-align="justify" draw:textarea-vertical-align="middle" draw:auto-grow-height="false" fo:min-height="0.004cm" fo:min-width="14.486cm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0cm"/>
    </style:style>
    <style:style style:name="gr4" style:family="graphic" style:parent-style-name="standard">
      <style:graphic-properties draw:auto-grow-height="false" fo:min-height="2.028cm" fo:min-width="9.652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.192cm" fo:min-width="1.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withoutfill">
      <style:graphic-properties svg:stroke-color="#ff4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766cm" fo:min-width="1.532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1.02cm" fo:min-width="0.00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2" style:family="graphic" style:parent-style-name="standard">
      <style:graphic-properties draw:fill-color="#b2b2b2" draw:textarea-horizontal-align="justify" draw:textarea-vertical-align="middle" draw:auto-grow-height="false" fo:min-height="1.02cm" fo:min-width="0.262cm"/>
    </style:style>
    <style:style style:name="gr13" style:family="graphic" style:parent-style-name="standard">
      <style:graphic-properties draw:fill-color="#77bc65" draw:textarea-horizontal-align="justify" draw:textarea-vertical-align="middle" draw:auto-grow-height="false" fo:min-height="2.96cm" fo:min-width="12.87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-color="#77bc65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7cm" svg:height="0.254cm" svg:x="6.604cm" svg:y="1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986cm" svg:height="0.254cm" svg:x="4.31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986cm" svg:height="0.254cm" svg:x="4.318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3.302cm" svg:x="6.604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3.302cm" svg:x="6.604cm" svg:y="9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3.302cm" svg:x="19.05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3.302cm" svg:x="19.05cm" svg:y="9.144cm">
          <text:p/>
          <draw:enhanced-geometry svg:viewBox="0 0 21600 21600" draw:type="rectangle" draw:enhanced-path="M 0 0 L 21600 0 21600 21600 0 21600 0 0 Z N"/>
        </draw:custom-shape>
        <draw:custom-shape draw:style-name="gr4" draw:layer="layout" svg:width="10.668cm" svg:height="2.794cm" svg:x="7.62cm" svg:y="5.33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10.668cm" svg:height="2.794cm" svg:x="7.62cm" svg:y="9.3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1" draw:layer="layout" svg:width="10.16cm" svg:height="2.286cm" svg:x="7.874cm" svg:y="5.588cm">
          <text:p/>
          <draw:enhanced-geometry svg:viewBox="0 0 21600 21600" draw:glue-points="?f6 0 10800 ?f8 ?f11 10800 ?f9 21600 10800 ?f10 ?f5 10800" draw:text-areas="?f3 ?f3 ?f4 ?f4" draw:type="parallelogram" draw:modifiers="16720.03374103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0.16cm" svg:height="2.286cm" svg:x="7.874cm" svg:y="9.652cm">
          <text:p/>
          <draw:enhanced-geometry svg:viewBox="0 0 21600 21600" draw:glue-points="?f6 0 10800 ?f8 ?f11 10800 ?f9 21600 10800 ?f10 ?f5 10800" draw:text-areas="?f3 ?f3 ?f4 ?f4" draw:type="parallelogram" draw:modifiers="16720.03374103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3.302cm" svg:height="0.962cm" svg:x="20.32cm" svg:y="4.118cm">
          <draw:text-box>
            <text:p>Layer top</text:p>
          </draw:text-box>
        </draw:frame>
        <draw:frame draw:style-name="gr6" draw:text-style-name="P2" draw:layer="layout" svg:width="4.572cm" svg:height="0.962cm" svg:x="20.32cm" svg:y="13.208cm">
          <draw:text-box>
            <text:p>item stand</text:p>
          </draw:text-box>
        </draw:frame>
        <draw:line draw:style-name="gr7" draw:text-style-name="P3" draw:layer="layout" svg:x1="19.304cm" svg:y1="4.572cm" svg:x2="20.32cm" svg:y2="4.572cm">
          <text:p/>
        </draw:line>
        <draw:line draw:style-name="gr7" draw:text-style-name="P3" draw:layer="layout" svg:x1="19.304cm" svg:y1="8.636cm" svg:x2="20.32cm" svg:y2="8.636cm">
          <text:p/>
        </draw:line>
        <draw:line draw:style-name="gr7" draw:text-style-name="P3" draw:layer="layout" svg:x1="19.304cm" svg:y1="12.7cm" svg:x2="20.32cm" svg:y2="12.7cm">
          <text:p/>
        </draw:line>
        <draw:frame draw:style-name="gr6" draw:text-style-name="P2" draw:layer="layout" svg:width="4.572cm" svg:height="0.962cm" svg:x="20.32cm" svg:y="8.128cm">
          <draw:text-box>
            <text:p>Layer middle</text:p>
          </draw:text-box>
        </draw:frame>
        <draw:line draw:style-name="gr7" draw:text-style-name="P3" draw:layer="layout" svg:x1="18.034cm" svg:y1="10.414cm" svg:x2="20.32cm" svg:y2="10.414cm">
          <text:p/>
        </draw:line>
        <draw:line draw:style-name="gr7" draw:text-style-name="P3" draw:layer="layout" svg:x1="19.05cm" svg:y1="11.176cm" svg:x2="20.32cm" svg:y2="10.414cm">
          <text:p/>
        </draw:line>
        <draw:line draw:style-name="gr7" draw:text-style-name="P3" draw:layer="layout" svg:x1="18.034cm" svg:y1="6.35cm" svg:x2="20.32cm" svg:y2="6.35cm">
          <text:p/>
        </draw:line>
        <draw:line draw:style-name="gr7" draw:text-style-name="P3" draw:layer="layout" svg:x1="19.05cm" svg:y1="7.112cm" svg:x2="20.32cm" svg:y2="6.35cm">
          <text:p/>
        </draw:line>
        <draw:frame draw:style-name="gr8" draw:text-style-name="P2" draw:layer="layout" svg:width="4.572cm" svg:height="1.673cm" svg:x="20.32cm" svg:y="5.896cm">
          <draw:text-box>
            <text:p>Side standard top</text:p>
          </draw:text-box>
        </draw:frame>
        <draw:frame draw:style-name="gr8" draw:text-style-name="P2" draw:layer="layout" svg:width="4.572cm" svg:height="1.673cm" svg:x="20.32cm" svg:y="9.906cm">
          <draw:text-box>
            <text:p>Side standard bottom</text:p>
          </draw:text-box>
        </draw:frame>
        <draw:custom-shape draw:style-name="gr9" draw:text-style-name="P4" draw:layer="layout" svg:width="2.032cm" svg:height="1.016cm" svg:x="4.318cm" svg:y="7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08cm" svg:height="1.27cm" svg:x="4.318cm" svg:y="3.30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81cm" svg:height="0.962cm" svg:x="10.922cm" svg:y="1.578cm">
          <draw:text-box>
            <text:p>Side-View</text:p>
          </draw:text-box>
        </draw:frame>
        <draw:line draw:style-name="gr7" draw:text-style-name="P3" draw:layer="layout" svg:x1="6.604cm" svg:y1="10.922cm" svg:x2="5.334cm" svg:y2="10.922cm">
          <text:p/>
        </draw:line>
        <draw:frame draw:style-name="gr11" draw:text-style-name="P2" draw:layer="layout" svg:width="5.334cm" svg:height="1.016cm" svg:x="0.254cm" svg:y="10.414cm">
          <draw:text-box>
            <text:p>Side front bottom</text:p>
          </draw:text-box>
        </draw:frame>
        <draw:line draw:style-name="gr7" draw:text-style-name="P3" draw:layer="layout" svg:x1="6.604cm" svg:y1="6.604cm" svg:x2="4.318cm" svg:y2="6.604cm">
          <text:p/>
        </draw:line>
        <draw:frame draw:style-name="gr6" draw:text-style-name="P2" draw:layer="layout" svg:width="4.572cm" svg:height="0.962cm" svg:x="0.254cm" svg:y="6.05cm">
          <draw:text-box>
            <text:p>Side front top</text:p>
          </draw:text-box>
        </draw:frame>
        <draw:line draw:style-name="gr7" draw:text-style-name="P3" draw:layer="layout" svg:x1="4.318cm" svg:y1="8.128cm" svg:x2="2.286cm" svg:y2="8.128cm">
          <text:p/>
        </draw:line>
        <draw:line draw:style-name="gr7" draw:text-style-name="P3" draw:layer="layout" svg:x1="4.318cm" svg:y1="3.81cm" svg:x2="2.794cm" svg:y2="3.81cm">
          <text:p/>
        </draw:line>
        <draw:frame draw:style-name="gr6" draw:text-style-name="P2" draw:layer="layout" svg:width="2.794cm" svg:height="0.962cm" svg:x="0.254cm" svg:y="3.356cm">
          <draw:text-box>
            <text:p>Camera</text:p>
          </draw:text-box>
        </draw:frame>
        <draw:frame draw:style-name="gr6" draw:text-style-name="P2" draw:layer="layout" svg:width="2.286cm" svg:height="0.962cm" svg:x="0.254cm" svg:y="7.62cm">
          <draw:text-box>
            <text:p>Laser</text:p>
          </draw:text-box>
        </draw:frame>
        <draw:custom-shape draw:style-name="gr12" draw:text-style-name="P5" draw:layer="layout" svg:width="0.762cm" svg:height="1.27cm" svg:x="7.62cm" svg:y="12.9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762cm" svg:height="1.27cm" svg:x="17.526cm" svg:y="12.9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3.716cm" svg:height="3.556cm" svg:x="6.096cm" svg:y="14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8.288cm" svg:y1="13.716cm" svg:x2="20.32cm" svg:y2="13.716cm">
          <text:p/>
        </draw:line>
        <draw:line draw:style-name="gr7" draw:text-style-name="P3" draw:layer="layout" svg:x1="19.304cm" svg:y1="12.7cm" svg:x2="20.32cm" svg:y2="12.7cm">
          <text:p/>
        </draw:line>
        <draw:line draw:style-name="gr7" draw:text-style-name="P3" draw:layer="layout" svg:x1="6.096cm" svg:y1="14.986cm" svg:x2="5.08cm" svg:y2="14.986cm">
          <text:p/>
        </draw:line>
        <draw:frame draw:style-name="gr11" draw:text-style-name="P2" draw:layer="layout" svg:width="5.08cm" svg:height="1.016cm" svg:x="0.254cm" svg:y="14.478cm">
          <draw:text-box>
            <text:p>iRobot Create 2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0:17:26.631008486</meta:creation-date>
    <dc:date>2022-08-04T10:42:00.731532553</dc:date>
    <meta:editing-duration>PT20M29S</meta:editing-duration>
    <meta:editing-cycles>5</meta:editing-cycles>
    <meta:generator>LibreOffice/6.4.7.2$Linux_X86_64 LibreOffice_project/40$Build-2</meta:generator>
    <meta:document-statistic meta:object-count="64"/>
  </office:meta>
</office:document-meta>
</file>